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ileron" svg:font-family="Aileron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letter-spacing="normal" fo:font-style="normal" fo:font-weight="normal" officeooo:rsid="0014f1e0"/>
    </style:style>
    <style:style style:name="P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397cm" loext:contextual-spacing="false" fo:line-height="156%" fo:text-align="justify" style:justify-single-word="false" fo:orphans="2" fo:widows="2" fo:text-indent="0cm" style:auto-text-indent="false"/>
      <style:text-properties officeooo:paragraph-rsid="00159390"/>
    </style:style>
    <style:style style:name="P4" style:family="paragraph" style:parent-style-name="Text_20_body">
      <style:paragraph-properties fo:margin-left="0cm" fo:margin-right="0cm" fo:margin-top="0cm" fo:margin-bottom="0.397cm" loext:contextual-spacing="false" fo:line-height="156%" fo:text-align="justify" style:justify-single-word="false" fo:orphans="2" fo:widows="2" fo:text-indent="0cm" style:auto-text-indent="false"/>
      <style:text-properties officeooo:rsid="00159390" officeooo:paragraph-rsid="00159390"/>
    </style:style>
    <style:style style:name="P5" style:family="paragraph" style:parent-style-name="Text_20_body" style:list-style-name="L1">
      <style:paragraph-properties fo:margin-top="0cm" fo:margin-bottom="0.397cm" loext:contextual-spacing="false" fo:line-height="156%" fo:text-align="justify" style:justify-single-word="false" fo:orphans="2" fo:widows="2"/>
      <style:text-properties officeooo:rsid="00159390" officeooo:paragraph-rsid="0019aaf0"/>
    </style:style>
    <style:style style:name="P6" style:family="paragraph" style:parent-style-name="Text_20_body" style:list-style-name="L1">
      <style:paragraph-properties fo:margin-top="0cm" fo:margin-bottom="0.397cm" loext:contextual-spacing="false" fo:line-height="156%" fo:text-align="justify" style:justify-single-word="false" fo:orphans="2" fo:widows="2"/>
      <style:text-properties officeooo:paragraph-rsid="001aefc8"/>
    </style:style>
    <style:style style:name="P7" style:family="paragraph" style:parent-style-name="Text_20_body" style:list-style-name="L5">
      <style:paragraph-properties fo:margin-top="0cm" fo:margin-bottom="0.397cm" loext:contextual-spacing="false" fo:line-height="156%" fo:text-align="justify" style:justify-single-word="false" fo:orphans="2" fo:widows="2"/>
      <style:text-properties officeooo:paragraph-rsid="001aefc8"/>
    </style:style>
    <style:style style:name="P8" style:family="paragraph" style:parent-style-name="Text_20_body" style:list-style-name="L1">
      <style:paragraph-properties fo:margin-top="0cm" fo:margin-bottom="0.397cm" loext:contextual-spacing="false" fo:line-height="156%" fo:text-align="justify" style:justify-single-word="false" fo:orphans="2" fo:widows="2"/>
      <style:text-properties fo:font-weight="bold" officeooo:rsid="00159390" officeooo:paragraph-rsid="00159390" style:font-weight-asian="bold" style:font-weight-complex="bold"/>
    </style:style>
    <style:style style:name="P9" style:family="paragraph" style:parent-style-name="Text_20_body" style:list-style-name="L1">
      <style:paragraph-properties fo:margin-top="0cm" fo:margin-bottom="0.397cm" loext:contextual-spacing="false" fo:line-height="156%" fo:text-align="justify" style:justify-single-word="false" fo:orphans="2" fo:widows="2"/>
      <style:text-properties fo:font-weight="bold" officeooo:rsid="00159390" officeooo:paragraph-rsid="0017b8ad" style:font-weight-asian="bold" style:font-weight-complex="bold"/>
    </style:style>
    <style:style style:name="P10" style:family="paragraph" style:parent-style-name="Text_20_body" style:list-style-name="L1">
      <style:paragraph-properties fo:margin-top="0cm" fo:margin-bottom="0.397cm" loext:contextual-spacing="false" fo:line-height="156%" fo:text-align="justify" style:justify-single-word="false" fo:orphans="2" fo:widows="2"/>
      <style:text-properties fo:font-weight="bold" officeooo:rsid="001aa6b2" officeooo:paragraph-rsid="001aa6b2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.397cm" loext:contextual-spacing="false" fo:line-height="156%" fo:text-align="justify" style:justify-single-word="false" fo:orphans="2" fo:widows="2"/>
      <style:text-properties fo:font-weight="bold" officeooo:rsid="001aefc8" officeooo:paragraph-rsid="001aefc8" style:font-weight-asian="bold" style:font-weight-complex="bold"/>
    </style:style>
    <style:style style:name="P12" style:family="paragraph" style:parent-style-name="Text_20_body" style:list-style-name="L1">
      <style:paragraph-properties fo:margin-top="0cm" fo:margin-bottom="0.397cm" loext:contextual-spacing="false" fo:line-height="156%" fo:text-align="justify" style:justify-single-word="false" fo:orphans="2" fo:widows="2"/>
      <style:text-properties fo:font-weight="bold" officeooo:rsid="001b2720" officeooo:paragraph-rsid="001b2720" style:font-weight-asian="bold" style:font-weight-complex="bold"/>
    </style:style>
    <style:style style:name="P13" style:family="paragraph" style:parent-style-name="Text_20_body" style:list-style-name="L1">
      <style:paragraph-properties fo:margin-top="0cm" fo:margin-bottom="0.397cm" loext:contextual-spacing="false" fo:line-height="156%" fo:text-align="justify" style:justify-single-word="false" fo:orphans="2" fo:widows="2"/>
      <style:text-properties fo:font-weight="normal" officeooo:rsid="00159390" officeooo:paragraph-rsid="0017b8ad" style:font-weight-asian="normal" style:font-weight-complex="normal"/>
    </style:style>
    <style:style style:name="P14" style:family="paragraph" style:parent-style-name="Text_20_body" style:list-style-name="L1">
      <style:paragraph-properties fo:margin-top="0cm" fo:margin-bottom="0.397cm" loext:contextual-spacing="false" fo:line-height="156%" fo:text-align="justify" style:justify-single-word="false" fo:orphans="2" fo:widows="2"/>
      <style:text-properties fo:font-weight="normal" officeooo:rsid="0019aaf0" officeooo:paragraph-rsid="0019aaf0" style:font-weight-asian="normal" style:font-weight-complex="normal"/>
    </style:style>
    <style:style style:name="P15" style:family="paragraph" style:parent-style-name="Text_20_body" style:list-style-name="L1">
      <style:paragraph-properties fo:margin-top="0cm" fo:margin-bottom="0.397cm" loext:contextual-spacing="false" fo:line-height="156%" fo:text-align="justify" style:justify-single-word="false" fo:orphans="2" fo:widows="2"/>
      <style:text-properties fo:font-weight="normal" officeooo:rsid="001aefc8" officeooo:paragraph-rsid="001aefc8" style:font-weight-asian="normal" style:font-weight-complex="normal"/>
    </style:style>
    <style:style style:name="P16" style:family="paragraph" style:parent-style-name="Text_20_body" style:list-style-name="L4">
      <style:paragraph-properties fo:margin-top="0cm" fo:margin-bottom="0.397cm" loext:contextual-spacing="false" fo:line-height="156%" fo:text-align="justify" style:justify-single-word="false" fo:orphans="2" fo:widows="2"/>
      <style:text-properties officeooo:rsid="001aefc8" officeooo:paragraph-rsid="001aefc8"/>
    </style:style>
    <style:style style:name="P17" style:family="paragraph" style:parent-style-name="Text_20_body" style:list-style-name="L1">
      <style:paragraph-properties fo:margin-top="0cm" fo:margin-bottom="0.397cm" loext:contextual-spacing="false" fo:line-height="156%" fo:text-align="justify" style:justify-single-word="false" fo:orphans="2" fo:widows="2"/>
      <style:text-properties officeooo:rsid="001b2720" officeooo:paragraph-rsid="001b2720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Heading_20_1">
      <style:paragraph-properties fo:text-align="center" style:justify-single-word="false"/>
      <style:text-properties fo:font-variant="normal" fo:text-transform="none" fo:color="#000000" style:font-name="Times New Roman" fo:letter-spacing="normal" fo:font-style="normal" fo:font-weight="normal"/>
    </style:style>
    <style:style style:name="P20" style:family="paragraph" style:parent-style-name="Footer">
      <style:text-properties officeooo:rsid="00159390" officeooo:paragraph-rsid="00159390"/>
    </style:style>
    <style:style style:name="T1" style:family="text">
      <style:text-properties fo:font-style="normal"/>
    </style:style>
    <style:style style:name="T2" style:family="text">
      <style:text-properties fo:font-variant="normal" fo:text-transform="none" style:font-name="Times New Roman" fo:letter-spacing="normal" fo:font-style="normal"/>
    </style:style>
    <style:style style:name="T3" style:family="text">
      <style:text-properties fo:font-variant="normal" fo:text-transform="none" style:font-name="Times New Roman" fo:letter-spacing="normal" fo:font-style="normal" fo:font-weight="normal"/>
    </style:style>
    <style:style style:name="T4" style:family="text">
      <style:text-properties fo:font-variant="normal" fo:text-transform="none" style:font-name="Times New Roman" fo:letter-spacing="normal" fo:font-style="normal" fo:font-weight="normal" officeooo:rsid="0016c371"/>
    </style:style>
    <style:style style:name="T5" style:family="text">
      <style:text-properties fo:font-variant="normal" fo:text-transform="none" style:font-name="Times New Roman" fo:letter-spacing="normal" fo:font-style="normal" fo:font-weight="normal" officeooo:rsid="0017b8ad"/>
    </style:style>
    <style:style style:name="T6" style:family="text">
      <style:text-properties fo:font-variant="normal" fo:text-transform="none" style:font-name="Times New Roman" fo:letter-spacing="normal" fo:font-style="normal" fo:font-weight="normal" officeooo:rsid="0019aaf0"/>
    </style:style>
    <style:style style:name="T7" style:family="text">
      <style:text-properties fo:font-variant="normal" fo:text-transform="none" style:font-name="Times New Roman" fo:letter-spacing="normal" fo:font-style="normal" fo:font-weight="normal" officeooo:rsid="001a17a2"/>
    </style:style>
    <style:style style:name="T8" style:family="text">
      <style:text-properties fo:font-variant="normal" fo:text-transform="none" style:font-name="Times New Roman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style:font-name="Times New Roman" fo:letter-spacing="normal" fo:font-style="normal" fo:font-weight="normal" officeooo:rsid="001aefc8" style:font-weight-asian="normal" style:font-weight-complex="normal"/>
    </style:style>
    <style:style style:name="T10" style:family="text">
      <style:text-properties fo:font-variant="normal" fo:text-transform="none" style:font-name="Times New Roman" fo:letter-spacing="normal" fo:font-style="normal" fo:font-weight="normal" officeooo:rsid="001b3584" style:font-weight-asian="normal" style:font-weight-complex="normal"/>
    </style:style>
    <style:style style:name="T11" style:family="text">
      <style:text-properties fo:font-variant="normal" fo:text-transform="none" style:font-name="Times New Roman" fo:letter-spacing="normal" fo:font-style="normal" fo:font-weight="normal" officeooo:rsid="001d2a29" style:font-weight-asian="normal" style:font-weight-complex="normal"/>
    </style:style>
    <style:style style:name="T12" style:family="text">
      <style:text-properties fo:font-variant="normal" fo:text-transform="none" style:font-name="Times New Roman" fo:letter-spacing="normal" fo:font-style="normal" officeooo:rsid="0016c371"/>
    </style:style>
    <style:style style:name="T13" style:family="text">
      <style:text-properties fo:font-variant="normal" fo:text-transform="none" style:font-name="Times New Roman" fo:letter-spacing="normal" fo:font-style="normal" officeooo:rsid="0019aaf0"/>
    </style:style>
    <style:style style:name="T14" style:family="text">
      <style:text-properties fo:font-variant="normal" fo:text-transform="none" style:font-name="Times New Roman" fo:letter-spacing="normal" fo:font-style="normal" officeooo:rsid="001a17a2"/>
    </style:style>
    <style:style style:name="T15" style:family="text">
      <style:text-properties fo:font-variant="normal" fo:text-transform="none" style:font-name="Times New Roman" fo:letter-spacing="normal" fo:font-style="normal" officeooo:rsid="001aa6b2"/>
    </style:style>
    <style:style style:name="T16" style:family="text">
      <style:text-properties fo:font-variant="normal" fo:text-transform="none" style:font-name="Times New Roman" fo:letter-spacing="normal" fo:font-style="normal" officeooo:rsid="001b2720"/>
    </style:style>
    <style:style style:name="T17" style:family="text">
      <style:text-properties fo:font-variant="normal" fo:text-transform="none" style:font-name="Times New Roman" fo:letter-spacing="normal" fo:font-style="normal" officeooo:rsid="001d0a11"/>
    </style:style>
    <style:style style:name="T18" style:family="text">
      <style:text-properties fo:font-variant="normal" fo:text-transform="none" style:font-name="Times New Roman" fo:letter-spacing="normal" fo:font-style="normal" officeooo:rsid="001ec5af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h text:style-name="P19" text:outline-level="1">Utilisez les données publiques de l'OpenFoodFacts</text:h>
      <text:p text:style-name="P2"/>
      <text:p text:style-name="P2"/>
      <text:p text:style-name="P1"><text:span text:style-name="T19">Contexte </text:span>:</text:p>
      <text:p text:style-name="P1">La startup <text:span text:style-name="Emphasis"><text:span text:style-name="T1">Pur Beurre</text:span></text:span> travaille connait bien les habitudes alimentaires françaises. Leur restaurant, Ratatouille, remporte un succès croissant et attire toujours plus de visiteurs sur la butte de Montmartre.</text:p>
      <text:p text:style-name="P3"><text:span text:style-name="T3">L'équipe a remarqué que leurs utilisateurs voulaient bien changer leur alimentation mais ne savaient pas bien par quoi commencer. Remplacer le Nutella par une pâte aux noisettes, oui, mais laquelle ? Et dans quel magasin l'acheter ? Leur idée est donc de créer un programme qui interagirait avec la base Open Food Facts pour en récupérer les aliments, les comparer et proposer à l'utilisateur un substitut plus sain à l'aliment qui lui fait envie.</text:span></text:p>
      <text:p text:style-name="P4"><text:span text:style-name="T3">Le présent document présente les différentes étapes de la méthodologie employée pour répondre à la demande.</text:span></text:p>
      <text:list xml:id="list247613226" text:style-name="L1">
        <text:list-item>
          <text:p text:style-name="P8"><text:span text:style-name="T2">Choix de l’outil</text:span></text:p>
          <text:p text:style-name="P5"><text:span text:style-name="T3">Pour répondre à la demande de Pur Beurre, il était nécessaire d</text:span><text:span text:style-name="T4">e stocker les informations dans une base de données et de créer une interface pour permettre aux utilisateurs d’interagir avec les données récupérées. </text:span><text:span text:style-name="T5">Le système de gestion de base de données retenu est Mysql, tandis que <text:s/>l’interface <text:s/>a été réalisée avec le langage Python. </text:span><text:span text:style-name="T6">Par ailleurs Python a été aussi utilisé afin de dialoguer avec la base Open Food Facts pour récupérer toutes les informations nécessaires </text:span><text:span text:style-name="T7">via son API</text:span><text:span text:style-name="T6">.</text:span></text:p>
        </text:list-item>
        <text:list-item>
          <text:p text:style-name="P9"><text:span text:style-name="T12"><text:s/></text:span><text:span text:style-name="T13">Récupération des données</text:span></text:p>
          <text:p text:style-name="P14"><text:span text:style-name="T2">La base <text:s/>Open Food Facts est composée de différents produits, et chaque produit a une catégorie qui lui correspond. </text:span><text:span text:style-name="T14">Au préalable,pour récupérer les informations de</text:span><text:span text:style-name="T15">s</text:span><text:span text:style-name="T14"> produit</text:span><text:span text:style-name="T15">s</text:span><text:span text:style-name="T14">, il était nécessaire d’</text:span><text:span text:style-name="T15">identifier </text:span><text:span text:style-name="T14"><text:s/>les catégories voulues. </text:span><text:span text:style-name="T15">Ensuite, la récupération des produits a pu être automatisée grâce à un script Python. </text:span><text:span text:style-name="T18">Toutefois, seules les dénominations anglophones </text:span><text:soft-page-break/><text:span text:style-name="T18">des produits ont été retenues car il était difficile de récupérer les informations en utilisant <text:s/>les dénominations francophone.</text:span></text:p>
        </text:list-item>
        <text:list-item>
          <text:p text:style-name="P10"><text:span text:style-name="T2">Paramétrage de la base de données</text:span></text:p>
          <text:p text:style-name="P6"><text:span text:style-name="T9">Une base de données a été créé pour d’une part stocker les données et d’autre part les interroger. Cette base de données est composée de deux tables :</text:span></text:p>
        </text:list-item>
      </text:list>
      <text:list xml:id="list1653823998" text:style-name="L5">
        <text:list-item>
          <text:p text:style-name="P7"><text:span text:style-name="T9">une table catégorie (regroupant toutes les catégories)</text:span></text:p>
        </text:list-item>
        <text:list-item>
          <text:p text:style-name="P7"><text:span text:style-name="T9">une table produit (regroupant tous les produits)</text:span></text:p>
        </text:list-item>
      </text:list>
      <text:list xml:id="list211332132903914" text:continue-list="list247613226" text:style-name="L1">
        <text:list-item>
          <text:p text:style-name="P11"><text:span text:style-name="T2">Substitution des produits</text:span></text:p>
          <text:p text:style-name="P15"><text:span text:style-name="T2">Parmi les informations récupérées, se trouvait le score nutritionnel de chaque produit. </text:span><text:span text:style-name="T16">La substitution consiste alors à comparer tous les scores nutritionnels par produit et </text:span><text:span text:style-name="T17">trouver celui</text:span><text:span text:style-name="T16"> qui a le meilleur score. Toutefois, il s’agissait de lettres. Il a fallu alors attribuer une valeur numérique à chacune des lettres pour pouvoir faire la comparaison.</text:span></text:p>
        </text:list-item>
        <text:list-item>
          <text:p text:style-name="P12"><text:span text:style-name="T2">Interaction avec l’utilisateur</text:span></text:p>
          <text:p text:style-name="P17"><text:span text:style-name="T8">L’utilisateur a </text:span><text:span text:style-name="T10">deux possibilités. Il peut substituer un produit correspondant à la catégorie qu’il a choisi, mais aussi, consulter la liste des substituts qu’il a voulu sauvegard</text:span><text:span text:style-name="T11">er</text:span><text:span text:style-name="T10">.</text:span></text:p>
        </text:list-item>
      </text:list>
      <text:list xml:id="list3197034351" text:style-name="L4">
        <text:list-header>
          <text:p text:style-name="P16"><text:span text:style-name="T8"/></text:p>
        </text:list-header>
      </text:list>
      <text:list xml:id="list211332297539441" text:continue-list="list211332132903914" text:style-name="L1">
        <text:list-header>
          <text:p text:style-name="P14"><text:span text:style-name="T14"/></text:p>
          <text:p text:style-name="P13"><text:span text:style-name="T13"/></text:p>
          <text:p text:style-name="P14"><text:span text:style-name="T2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ileron" svg:font-family="Aileron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9390" officeooo:paragraph-rsid="001593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ax OLINY – DA Python <text:tab/><text:tab/>le 29/04/2018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19:20:36.094000000</meta:creation-date>
    <dc:date>2018-04-28T21:13:30.164000000</dc:date>
    <meta:editing-duration>PT19M18S</meta:editing-duration>
    <meta:editing-cycles>5</meta:editing-cycles>
    <meta:generator>LibreOffice/5.3.6.1$Windows_x86 LibreOffice_project/686f202eff87ef707079aeb7f485847613344eb7</meta:generator>
    <meta:document-statistic meta:table-count="0" meta:image-count="0" meta:object-count="0" meta:page-count="2" meta:paragraph-count="18" meta:word-count="431" meta:character-count="2768" meta:non-whitespace-character-count="2353"/>
  </office:meta>
</office:document-meta>
</file>